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 table:number-rows-repeated="5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Bondi</text:p>
          </table:table-cell>
          <table:table-cell table:style-name="ce3" office:value-type="float" office:value="1.18">
            <text:p>1.18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>
            <text:p>:H=</text:p>
          </table:table-cell>
          <table:table-cell office:value-type="float" office:value="1.2">
            <text:p>1.20</text:p>
          </table:table-cell>
          <table:table-cell table:formula="of:=[.$C7]*[.D$6]" office:value-type="float" office:value="1.416">
            <text:p>1.4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:C=</text:p>
          </table:table-cell>
          <table:table-cell office:value-type="float" office:value="1.7">
            <text:p>1.70</text:p>
          </table:table-cell>
          <table:table-cell table:formula="of:=[.$C8]*[.D$6]" office:value-type="float" office:value="2.006">
            <text:p>2.0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:N=</text:p>
          </table:table-cell>
          <table:table-cell office:value-type="float" office:value="1.55">
            <text:p>1.55</text:p>
          </table:table-cell>
          <table:table-cell table:formula="of:=[.$C9]*[.D$6]" office:value-type="float" office:value="1.829">
            <text:p>1.8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:O=</text:p>
          </table:table-cell>
          <table:table-cell office:value-type="float" office:value="1.52">
            <text:p>1.52</text:p>
          </table:table-cell>
          <table:table-cell table:formula="of:=[.$C10]*[.D$6]" office:value-type="float" office:value="1.7936">
            <text:p>1.7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:F=</text:p>
          </table:table-cell>
          <table:table-cell office:value-type="float" office:value="1.47">
            <text:p>1.47</text:p>
          </table:table-cell>
          <table:table-cell table:formula="of:=[.$C11]*[.D$6]" office:value-type="float" office:value="1.7346">
            <text:p>1.7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:S=</text:p>
          </table:table-cell>
          <table:table-cell office:value-type="float" office:value="1.8">
            <text:p>1.80</text:p>
          </table:table-cell>
          <table:table-cell table:formula="of:=[.$C12]*[.D$6]" office:value-type="float" office:value="2.124">
            <text:p>2.1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:P=</text:p>
          </table:table-cell>
          <table:table-cell office:value-type="float" office:value="1.8">
            <text:p>1.80</text:p>
          </table:table-cell>
          <table:table-cell table:formula="of:=[.$C13]*[.D$6]" office:value-type="float" office:value="2.124">
            <text:p>2.1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:Cl=</text:p>
          </table:table-cell>
          <table:table-cell office:value-type="float" office:value="1.75">
            <text:p>1.75</text:p>
          </table:table-cell>
          <table:table-cell table:formula="of:=[.$C14]*[.D$6]" office:value-type="float" office:value="2.065">
            <text:p>2.0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:Br=</text:p>
          </table:table-cell>
          <table:table-cell office:value-type="float" office:value="1.85">
            <text:p>1.85</text:p>
          </table:table-cell>
          <table:table-cell table:formula="of:=[.$C15]*[.D$6]" office:value-type="float" office:value="2.183">
            <text:p>2.1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:I=</text:p>
          </table:table-cell>
          <table:table-cell office:value-type="float" office:value="1.98">
            <text:p>1.98</text:p>
          </table:table-cell>
          <table:table-cell table:formula="of:=[.$C16]*[.D$6]" office:value-type="float" office:value="2.3364">
            <text:p>2.3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3" table:formula="of:=CONCATENATE([.B7];[.D7];[.B8];[.D8];[.B9];[.D9];[.B10];[.D10];[.B11];[.D11];[.B12];[.D12];[.B13];[.D13];[.B14];[.D14];[.B15];[.D15];[.B16];[.D16])" office:value-type="string" office:string-value=":H=1.416:C=2.006:N=1.829:O=1.7936:F=1.7346:S=2.124:P=2.124:Cl=2.065:Br=2.183:I=2.3364">
            <text:p>:H=1.416:C=2.006:N=1.829:O=1.7936:F=1.7346:S=2.124:P=2.124:Cl=2.065:Br=2.183:I=2.3364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05/20/2010</text:date>, <text:time>23:0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fael Soares</meta:initial-creator>
    <meta:creation-date>2010-05-20T22:31:40</meta:creation-date>
    <dc:date>2010-05-20T23:01:53</dc:date>
    <dc:creator>Rafael Soares</dc:creator>
    <meta:editing-duration>PT00H30M16S</meta:editing-duration>
    <meta:editing-cycles>4</meta:editing-cycles>
    <meta:generator>OpenOffice.org/3.1$Linux OpenOffice.org_project/310m19$Build-9420</meta:generator>
    <meta:document-statistic meta:table-count="3" meta:cell-count="33" meta:object-count="0"/>
  </office:meta>
</office:document-meta>
</file>